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a384" officeooo:paragraph-rsid="001aa384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9bbc4"/>
    </style:style>
    <style:style style:name="T6" style:family="text">
      <style:text-properties officeooo:rsid="001c5f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9th</text:span> of <text:span text:style-name="T4">February</text:span> 202<text:span text:style-name="T3">1</text:span> under the <text:span text:style-name="T5">41st</text:span> PA Meeting.</text:p>
      <text:p text:style-name="P1"/>
      <text:p text:style-name="P1">The Assembly, recognising the current situation,</text:p>
      <text:p text:style-name="P1"/>
      <text:p text:style-name="P4">Constitutes the need to throw out redundant motions prior to meetings, so we dont have to<text:span text:style-name="T6"> waste time.</text:span></text:p>
      <text:p text:style-name="P1"/>
      <text:p text:style-name="P1">And proceeds.</text:p>
      <text:p text:style-name="P1"/>
      <text:p text:style-name="P1">Signed by,</text:p>
      <text:p text:style-name="P4">WilliamAC8</text:p>
      <text:p text:style-name="P4">_yoran_</text:p>
      <text:p text:style-name="P1"/>
      <text:p text:style-name="P1"/>
      <text:p text:style-name="P1"/>
      <text:p text:style-name="Standard"><text:span text:style-name="T1">[</text:span><text:span text:style-name="T2">Motion 41-14: To throw out redundant motions prior to meeting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10T09:02:20.092911005</dc:date>
    <meta:editing-duration>PT2M22S</meta:editing-duration>
    <meta:editing-cycles>8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8" meta:word-count="55" meta:character-count="340" meta:non-whitespace-character-count="293"/>
  </office:meta>
</office:document-meta>
</file>